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3cm" svg:stroke-color="#000000" draw:marker-start="" draw:marker-start-width="0.279cm" draw:marker-start-center="false" draw:marker-end="Symmetric_20_Arrow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8c1c5" draw:textarea-horizontal-align="justify" draw:textarea-vertical-align="middle" draw:auto-grow-height="false" fo:min-height="1.866cm" fo:min-width="2.379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2e1a9" draw:textarea-horizontal-align="justify" draw:textarea-vertical-align="middle" draw:auto-grow-height="false" fo:min-height="0.69cm" fo:min-width="6.638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95cm" fo:min-width="1.782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2e1a9" draw:textarea-horizontal-align="justify" draw:textarea-vertical-align="middle" draw:auto-grow-height="false" fo:min-height="0.596cm" fo:min-width="3.575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1cm" fo:min-width="4.022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81cm" fo:min-width="0.49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8c1c5" draw:textarea-horizontal-align="justify" draw:textarea-vertical-align="middle" draw:auto-grow-height="false" fo:min-height="1.868cm" fo:min-width="2.379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9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4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8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4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dash" draw:stroke-dash="Ultra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9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draw:stroke-dash="Ultrafine_20_Dashed" svg:stroke-width="0.081cm" svg:stroke-color="#88133d" draw:marker-start="" draw:marker-start-width="0.321cm" draw:marker-start-center="false" draw:marker-end="Symmetric_20_Arrow" draw:marker-end-width="0.422cm" draw:marker-end-center="false" draw:fill="none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.053cm" svg:stroke-color="#7c273e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/>
    </style:style>
    <style:style style:name="gr2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8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903cm" fo:min-width="0.331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8cm" fo:min-width="0.49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min-height="0.159cm" fo:min-width="0.212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solid" draw:fill-color="#eeeeee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2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3cm" fo:min-width="0.201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3cm" fo:min-width="0.219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svg:stroke-width="0.028cm" svg:stroke-color="#7e0021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svg:stroke-width="0.028cm" svg:stroke-color="#00458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.081cm" svg:stroke-color="#993366" draw:marker-start="Symmetric_20_Arrow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9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72cm" fo:min-width="2.152cm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6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solid" svg:stroke-width="0cm" svg:stroke-color="#7e0080" draw:marker-start="" draw:marker-start-width="0.199cm" draw:marker-start-center="false" draw:marker-end="" draw:marker-end-width="0.199cm" draw:marker-end-center="false" draw:fill="solid" draw:fill-color="#7e0080" draw:textarea-horizontal-align="justify" draw:textarea-vertical-align="middle" draw:auto-grow-height="false" fo:min-height="0.286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cm" svg:stroke-color="#7e0080" draw:marker-start="" draw:marker-start-width="0.199cm" draw:marker-start-center="false" draw:marker-end="" draw:marker-end-width="0.199cm" draw:marker-end-center="false" draw:fill="solid" draw:fill-color="#7e0080" draw:textarea-horizontal-align="justify" draw:textarea-vertical-align="middle" draw:auto-grow-height="false" fo:min-height="0.45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svg:stroke-width="0cm" svg:stroke-color="#7e0080" draw:marker-start="" draw:marker-start-width="0.199cm" draw:marker-start-center="false" draw:marker-end="" draw:marker-end-width="0.199cm" draw:marker-end-center="false" draw:fill="solid" draw:fill-color="#7e0080" draw:textarea-horizontal-align="justify" draw:textarea-vertical-align="middle" draw:auto-grow-height="false" fo:min-height="0.13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0.174cm" fo:min-width="10.245cm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8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standard">
      <style:graphic-properties draw:stroke="dash" draw:stroke-dash="Dash_20_21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>
      <style:graphic-properties draw:stroke="dash" draw:stroke-dash="Dash_20_22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>
      <style:graphic-properties draw:stroke="solid" svg:stroke-width="0cm" svg:stroke-color="#7e0080" draw:marker-start="" draw:marker-start-width="0.199cm" draw:marker-start-center="false" draw:marker-end="" draw:marker-end-width="0.199cm" draw:marker-end-center="false" draw:fill="solid" draw:fill-color="#7e0080" draw:textarea-horizontal-align="justify" draw:textarea-vertical-align="middle" draw:auto-grow-height="false" fo:min-height="0.136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9pt" style:font-style-asian="normal" style:font-weight-asian="normal" style:font-family-complex="'Lohit Devanagari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7c273e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pt" style:font-style-asian="normal" style:font-weight-asian="bold" style:font-family-complex="'Lohit Devanagar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.5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1pt" style:font-style-asian="normal" style:font-weight-asian="normal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pt" style:font-style-asian="normal" style:font-weight-asian="bold" style:font-family-complex="'Lohit Devanagar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1pt" style:font-style-asian="normal" style:font-weight-asian="normal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pt" style:font-style-asian="normal" style:font-weight-asian="bold" style:font-family-complex="'Lohit Devanagar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10pt" style:font-style-asian="normal" style:font-weight-asian="bold" style:font-family-complex="'Lohit Devanagar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9pt" style:font-style-asian="normal" style:font-weight-asian="normal" style:font-family-complex="'Lohit Devanagari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c273e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pt" style:font-style-asian="normal" style:font-weight-asian="bold" style:font-family-complex="'Lohit Devanagar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.5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1pt" style:font-style-asian="normal" style:font-weight-asian="normal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pt" style:font-style-asian="normal" style:font-weight-asian="bold" style:font-family-complex="'Lohit Devanagar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9pt" style:font-style-asian="normal" style:font-weight-asian="normal" style:font-family-complex="'Lohit Devanagari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10pt" style:font-style-asian="normal" style:font-weight-asian="bold" style:font-family-complex="'Lohit Devanagar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2">
          <draw:line draw:style-name="gr1" draw:text-style-name="P1" draw:layer="layout" svg:x1="9.783cm" svg:y1="2.896cm" svg:x2="9.783cm" svg:y2="9.681cm">
            <text:p/>
          </draw:line>
          <draw:line draw:style-name="gr1" draw:text-style-name="P1" draw:layer="layout" svg:x1="10.954cm" svg:y1="2.888cm" svg:x2="10.954cm" svg:y2="9.673cm">
            <text:p/>
          </draw:line>
          <draw:line draw:style-name="gr1" draw:text-style-name="P1" draw:layer="layout" svg:x1="10.507cm" svg:y1="2.896cm" svg:x2="10.507cm" svg:y2="9.681cm">
            <text:p/>
          </draw:line>
          <draw:custom-shape draw:style-name="gr2" draw:text-style-name="P2" draw:layer="layout" svg:width="1.928cm" svg:height="1.415cm" svg:x="9.288cm" svg:y="3.187cm">
            <text:p text:style-name="P2"><text:span text:style-name="T1">ADC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.185cm" svg:height="0.817cm" draw:transform="rotate (1.5707963267946) translate (12.57cm 9.22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1313.802411373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4" draw:layer="layout" svg:width="2.8cm" svg:height="0.645cm" svg:x="14.02cm" svg:y="5.323cm">
            <draw:text-box>
              <text:p text:style-name="P3"><text:span text:style-name="T2">Bit stream</text:span></text:p>
            </draw:text-box>
          </draw:frame>
          <draw:custom-shape draw:style-name="gr5" draw:text-style-name="P1" draw:layer="layout" svg:width="3.435cm" svg:height="0.567cm" svg:x="6.998cm" svg:y="10.18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2512.860355755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text-style-name="P4" draw:layer="layout" svg:width="5.285cm" svg:height="1.001cm" svg:x="3.444cm" svg:y="3.107cm">
            <draw:text-box>
              <text:p text:style-name="P3"><text:span text:style-name="T2">Differential ANALOG input</text:span></text:p>
            </draw:text-box>
          </draw:frame>
          <draw:line draw:style-name="gr7" draw:text-style-name="P1" draw:layer="layout" svg:x1="11.215cm" svg:y1="3.905cm" svg:x2="12.563cm" svg:y2="3.905cm">
            <text:p/>
          </draw:line>
          <draw:line draw:style-name="gr8" draw:text-style-name="P1" draw:layer="layout" svg:x1="8.664cm" svg:y1="4.518cm" svg:x2="9.302cm" svg:y2="4.518cm">
            <text:p/>
          </draw:line>
          <draw:frame draw:style-name="gr9" draw:text-style-name="P6" draw:layer="layout" svg:width="0.958cm" svg:height="0.852cm" svg:x="9.091cm" svg:y="4.126cm">
            <draw:text-box>
              <text:p text:style-name="P5"><text:span text:style-name="T3">EN</text:span></text:p>
            </draw:text-box>
          </draw:frame>
          <draw:custom-shape draw:style-name="gr2" draw:text-style-name="P2" draw:layer="layout" svg:width="1.928cm" svg:height="1.416cm" svg:x="9.288cm" svg:y="4.691cm">
            <text:p text:style-name="P2"><text:span text:style-name="T1">ADC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1.215cm" svg:y1="5.427cm" svg:x2="12.563cm" svg:y2="5.427cm">
            <text:p/>
          </draw:line>
          <draw:line draw:style-name="gr8" draw:text-style-name="P1" draw:layer="layout" svg:x1="8.664cm" svg:y1="6.02cm" svg:x2="9.302cm" svg:y2="6.02cm">
            <text:p/>
          </draw:line>
          <draw:custom-shape draw:style-name="gr2" draw:text-style-name="P2" draw:layer="layout" svg:width="1.928cm" svg:height="1.418cm" svg:x="9.288cm" svg:y="6.193cm">
            <text:p text:style-name="P2"><text:span text:style-name="T1">ADC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1.215cm" svg:y1="6.913cm" svg:x2="12.563cm" svg:y2="6.913cm">
            <text:p/>
          </draw:line>
          <draw:line draw:style-name="gr8" draw:text-style-name="P1" draw:layer="layout" svg:x1="8.664cm" svg:y1="7.522cm" svg:x2="9.302cm" svg:y2="7.522cm">
            <text:p/>
          </draw:line>
          <draw:custom-shape draw:style-name="gr10" draw:text-style-name="P2" draw:layer="layout" svg:width="1.928cm" svg:height="1.416cm" svg:x="9.288cm" svg:y="7.695cm">
            <text:p text:style-name="P2"><text:span text:style-name="T1">ADC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1.215cm" svg:y1="8.414cm" svg:x2="12.563cm" svg:y2="8.414cm">
            <text:p/>
          </draw:line>
          <draw:line draw:style-name="gr8" draw:text-style-name="P1" draw:layer="layout" svg:x1="8.664cm" svg:y1="9.028cm" svg:x2="9.302cm" svg:y2="9.028cm">
            <text:p/>
          </draw:line>
          <draw:line draw:style-name="gr11" draw:text-style-name="P1" draw:layer="layout" svg:x1="8.664cm" svg:y1="4.518cm" svg:x2="8.664cm" svg:y2="10.176cm">
            <text:p/>
          </draw:line>
          <draw:line draw:style-name="gr7" draw:text-style-name="P1" draw:layer="layout" svg:x1="8.095cm" svg:y1="11.317cm" svg:x2="8.095cm" svg:y2="10.77cm">
            <text:p/>
          </draw:line>
          <draw:line draw:style-name="gr7" draw:text-style-name="P1" draw:layer="layout" svg:x1="9.247cm" svg:y1="11.741cm" svg:x2="9.247cm" svg:y2="10.77cm">
            <text:p/>
          </draw:line>
          <draw:line draw:style-name="gr12" draw:text-style-name="P1" draw:layer="layout" svg:x1="8.949cm" svg:y1="9.301cm" svg:x2="8.24cm" svg:y2="9.68cm">
            <text:p/>
          </draw:line>
          <draw:frame draw:style-name="gr13" draw:text-style-name="P7" draw:layer="layout" svg:width="0.434cm" svg:height="0.662cm" svg:x="7.748cm" svg:y="9.469cm">
            <draw:text-box>
              <text:p text:style-name="P5"><text:span text:style-name="T4">4</text:span></text:p>
            </draw:text-box>
          </draw:frame>
          <draw:frame draw:style-name="gr14" draw:text-style-name="P9" draw:layer="layout" svg:width="2.043cm" svg:height="1.025cm" svg:x="5.673cm" svg:y="11.35cm">
            <draw:text-box>
              <text:p text:style-name="P8"><text:span text:style-name="T5">sel_1</text:span></text:p>
            </draw:text-box>
          </draw:frame>
          <draw:frame draw:style-name="gr15" draw:text-style-name="P11" draw:layer="layout" svg:width="1.995cm" svg:height="0.954cm" draw:transform="rotate (-1.57079632679579) translate (10.936cm 1.139cm)">
            <draw:text-box>
              <text:p text:style-name="P10"><text:span text:style-name="T6">CLK_SAR</text:span></text:p>
            </draw:text-box>
          </draw:frame>
          <draw:frame draw:style-name="gr16" draw:text-style-name="P11" draw:layer="layout" svg:width="2.427cm" svg:height="0.854cm" draw:transform="rotate (-1.57079632679579) translate (11.422cm 1.145cm)">
            <draw:text-box>
              <text:p text:style-name="P10"><text:span text:style-name="T6">CLK_CMP</text:span></text:p>
            </draw:text-box>
          </draw:frame>
          <draw:frame draw:style-name="gr17" draw:text-style-name="P11" draw:layer="layout" svg:width="2.015cm" svg:height="0.997cm" draw:transform="rotate (-1.57079632679579) translate (10.194cm 1.252cm)">
            <draw:text-box>
              <text:p text:style-name="P12"><text:span text:style-name="T6">SAMPLE</text:span></text:p>
            </draw:text-box>
          </draw:frame>
          <draw:line draw:style-name="gr18" draw:text-style-name="P1" draw:layer="layout" svg:x1="6.823cm" svg:y1="11.353cm" svg:x2="12.774cm" svg:y2="11.389cm">
            <text:p/>
          </draw:line>
          <draw:frame draw:style-name="gr19" draw:text-style-name="P4" draw:layer="layout" svg:width="3.642cm" svg:height="1.049cm" svg:x="7.454cm" svg:y="10.205cm">
            <draw:text-box>
              <text:p text:style-name="P3"><text:span text:style-name="T2">2 bits Decoder </text:span></text:p>
            </draw:text-box>
          </draw:frame>
          <draw:line draw:style-name="gr18" draw:text-style-name="P1" draw:layer="layout" svg:x1="6.837cm" svg:y1="11.743cm" svg:x2="13.157cm" svg:y2="11.758cm">
            <text:p/>
          </draw:line>
          <draw:line draw:style-name="gr7" draw:text-style-name="P1" draw:layer="layout" svg:x1="12.804cm" svg:y1="11.401cm" svg:x2="12.804cm" svg:y2="9.116cm">
            <text:p/>
          </draw:line>
          <draw:line draw:style-name="gr7" draw:text-style-name="P1" draw:layer="layout" svg:x1="13.177cm" svg:y1="11.788cm" svg:x2="13.197cm" svg:y2="8.973cm">
            <text:p/>
          </draw:line>
          <draw:line draw:style-name="gr7" draw:text-style-name="P1" draw:layer="layout" svg:x1="13.409cm" svg:y1="5.935cm" svg:x2="14.757cm" svg:y2="5.935cm">
            <text:p/>
          </draw:line>
          <draw:line draw:style-name="gr20" draw:text-style-name="P1" draw:layer="layout" svg:x1="5.439cm" svg:y1="3.716cm" svg:x2="9.265cm" svg:y2="3.716cm">
            <text:p/>
          </draw:line>
          <draw:line draw:style-name="gr20" draw:text-style-name="P1" draw:layer="layout" svg:x1="7.105cm" svg:y1="5.301cm" svg:x2="9.231cm" svg:y2="5.301cm">
            <text:p/>
          </draw:line>
          <draw:line draw:style-name="gr20" draw:text-style-name="P1" draw:layer="layout" svg:x1="7.105cm" svg:y1="6.914cm" svg:x2="9.231cm" svg:y2="6.914cm">
            <text:p/>
          </draw:line>
          <draw:line draw:style-name="gr20" draw:text-style-name="P1" draw:layer="layout" svg:x1="7.105cm" svg:y1="8.361cm" svg:x2="9.231cm" svg:y2="8.361cm">
            <text:p/>
          </draw:line>
          <draw:line draw:style-name="gr21" draw:text-style-name="P1" draw:layer="layout" svg:x1="7.105cm" svg:y1="8.354cm" svg:x2="7.105cm" svg:y2="3.76cm">
            <text:p/>
          </draw:line>
          <draw:frame draw:style-name="gr22" draw:text-style-name="P9" draw:layer="layout" svg:width="2.075cm" svg:height="1.135cm" svg:x="5.673cm" svg:y="10.919cm">
            <draw:text-box>
              <text:p text:style-name="P8"><text:span text:style-name="T5">sel_0</text:span></text:p>
            </draw:text-box>
          </draw:frame>
          <draw:frame draw:style-name="gr23" draw:text-style-name="P14" draw:layer="layout" svg:width="0.831cm" svg:height="3.153cm" svg:x="12.644cm" svg:y="4.458cm">
            <draw:text-box>
              <text:p text:style-name="P13"><text:span text:style-name="T5">4</text:span></text:p>
              <text:p text:style-name="P13"><text:span text:style-name="T5">X</text:span></text:p>
              <text:p text:style-name="P13"><text:span text:style-name="T5">1</text:span></text:p>
              <text:p text:style-name="P13"><text:span text:style-name="T5">M</text:span></text:p>
              <text:p text:style-name="P13"><text:span text:style-name="T5">U</text:span></text:p>
              <text:p text:style-name="P13"><text:span text:style-name="T5">X</text:span></text:p>
            </draw:text-box>
          </draw:frame>
          <draw:line draw:style-name="gr12" draw:text-style-name="P1" draw:layer="layout" svg:x1="13.929cm" svg:y1="5.323cm" svg:x2="13.674cm" svg:y2="6.51cm">
            <text:p/>
          </draw:line>
          <draw:frame draw:style-name="gr13" draw:text-style-name="P7" draw:layer="layout" svg:width="0.466cm" svg:height="0.662cm" svg:x="13.464cm" svg:y="6.509cm">
            <draw:text-box>
              <text:p text:style-name="P15"><text:span text:style-name="T4">1</text:span></text:p>
            </draw:text-box>
          </draw:frame>
          <draw:frame draw:style-name="gr24" draw:text-style-name="P6" draw:layer="layout" svg:width="0.958cm" svg:height="0.852cm" svg:x="9.091cm" svg:y="5.657cm">
            <draw:text-box>
              <text:p text:style-name="P5"><text:span text:style-name="T3">EN</text:span></text:p>
            </draw:text-box>
          </draw:frame>
          <draw:frame draw:style-name="gr9" draw:text-style-name="P6" draw:layer="layout" svg:width="0.958cm" svg:height="0.852cm" svg:x="9.091cm" svg:y="7.092cm">
            <draw:text-box>
              <text:p text:style-name="P5"><text:span text:style-name="T3">EN</text:span></text:p>
            </draw:text-box>
          </draw:frame>
          <draw:frame draw:style-name="gr9" draw:text-style-name="P6" draw:layer="layout" svg:width="0.958cm" svg:height="0.852cm" svg:x="9.091cm" svg:y="8.622cm">
            <draw:text-box>
              <text:p text:style-name="P5"><text:span text:style-name="T3">EN</text:span></text:p>
            </draw:text-box>
          </draw:frame>
        </draw:g>
        <draw:g draw:name="Shape1">
          <draw:g>
            <draw:frame draw:style-name="gr16" draw:text-style-name="P16" draw:layer="layout" svg:width="1.768cm" svg:height="0.833cm" svg:x="8.973cm" svg:y="16.244cm">
              <draw:text-box>
                <text:p text:style-name="P5"><text:span text:style-name="T7">CMP_P</text:span></text:p>
              </draw:text-box>
            </draw:frame>
            <draw:frame draw:style-name="gr16" draw:text-style-name="P16" draw:layer="layout" svg:width="1.899cm" svg:height="0.833cm" svg:x="8.959cm" svg:y="16.577cm">
              <draw:text-box>
                <text:p text:style-name="P5"><text:span text:style-name="T7">CMP_N</text:span></text:p>
              </draw:text-box>
            </draw:frame>
            <draw:custom-shape draw:style-name="gr25" draw:text-style-name="P1" draw:layer="layout" svg:width="0.937cm" svg:height="0.927cm" draw:transform="rotate (1.5707963267946) translate (11.287cm 16.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6" draw:text-style-name="P1" draw:layer="layout" svg:x1="11.595cm" svg:y1="16.382cm" svg:x2="11.883cm" svg:y2="16.382cm">
              <text:p/>
            </draw:line>
            <draw:line draw:style-name="gr26" draw:text-style-name="P1" draw:layer="layout" svg:x1="11.879cm" svg:y1="16.647cm" svg:x2="11.879cm" svg:y2="16.389cm">
              <text:p/>
            </draw:line>
            <draw:line draw:style-name="gr26" draw:text-style-name="P1" draw:layer="layout" svg:x1="11.87cm" svg:y1="16.646cm" svg:x2="12.146cm" svg:y2="16.637cm">
              <text:p/>
            </draw:line>
            <draw:rect draw:style-name="gr27" draw:text-style-name="P1" draw:layer="layout" svg:width="0.669cm" svg:height="0.849cm" svg:x="10.34cm" svg:y="16.067cm">
              <text:p/>
            </draw:rect>
            <draw:line draw:style-name="gr28" draw:text-style-name="P1" draw:layer="layout" svg:x1="10.959cm" svg:y1="16.254cm" svg:x2="11.161cm" svg:y2="16.254cm">
              <text:p/>
            </draw:line>
            <draw:line draw:style-name="gr28" draw:text-style-name="P1" draw:layer="layout" svg:x1="10.959cm" svg:y1="16.661cm" svg:x2="11.161cm" svg:y2="16.661cm">
              <text:p/>
            </draw:line>
            <draw:frame draw:style-name="gr29" draw:text-style-name="P16" draw:layer="layout" svg:width="0.701cm" svg:height="0.623cm" svg:x="10.529cm" svg:y="16.053cm">
              <draw:text-box>
                <text:p text:style-name="P5"><text:span text:style-name="T7">S</text:span></text:p>
              </draw:text-box>
            </draw:frame>
            <draw:frame draw:style-name="gr30" draw:text-style-name="P16" draw:layer="layout" svg:width="0.719cm" svg:height="0.623cm" svg:x="10.53cm" svg:y="16.514cm">
              <draw:text-box>
                <text:p text:style-name="P5"><text:span text:style-name="T7">R</text:span></text:p>
              </draw:text-box>
            </draw:frame>
            <draw:line draw:style-name="gr26" draw:text-style-name="P1" draw:layer="layout" svg:x1="11.131cm" svg:y1="16.254cm" svg:x2="11.715cm" svg:y2="16.254cm">
              <text:p/>
            </draw:line>
            <draw:line draw:style-name="gr26" draw:text-style-name="P1" draw:layer="layout" svg:x1="11.131cm" svg:y1="16.657cm" svg:x2="11.715cm" svg:y2="16.657cm">
              <text:p/>
            </draw:line>
            <draw:line draw:style-name="gr31" draw:text-style-name="P1" draw:layer="layout" svg:x1="8.817cm" svg:y1="16.672cm" svg:x2="10.343cm" svg:y2="16.672cm">
              <text:p/>
            </draw:line>
            <draw:line draw:style-name="gr32" draw:text-style-name="P1" draw:layer="layout" svg:x1="8.815cm" svg:y1="16.274cm" svg:x2="10.341cm" svg:y2="16.276cm">
              <text:p/>
            </draw:line>
            <draw:rect draw:style-name="gr33" draw:text-style-name="P18" draw:layer="layout" svg:width="1.669cm" svg:height="3.114cm" svg:x="9.938cm" svg:y="18.083cm">
              <text:p text:style-name="P17"><text:span text:style-name="T6">capacitive</text:span></text:p>
              <text:p text:style-name="P17"><text:span text:style-name="T6">DAC</text:span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</draw:rect>
            <draw:line draw:style-name="gr26" draw:text-style-name="P1" draw:layer="layout" svg:x1="12.237cm" svg:y1="16.252cm" svg:x2="12.693cm" svg:y2="16.247cm">
              <text:p/>
            </draw:line>
            <draw:line draw:style-name="gr26" draw:text-style-name="P1" draw:layer="layout" svg:x1="12.19cm" svg:y1="16.739cm" svg:x2="12.472cm" svg:y2="16.739cm">
              <text:p/>
            </draw:line>
            <draw:line draw:style-name="gr26" draw:text-style-name="P1" draw:layer="layout" svg:x1="12.491cm" svg:y1="18.563cm" svg:x2="12.491cm" svg:y2="16.725cm">
              <text:p/>
            </draw:line>
            <draw:line draw:style-name="gr26" draw:text-style-name="P1" draw:layer="layout" svg:x1="11.595cm" svg:y1="18.573cm" svg:x2="12.493cm" svg:y2="18.573cm">
              <text:p/>
            </draw:line>
            <draw:line draw:style-name="gr26" draw:text-style-name="P1" draw:layer="layout" svg:x1="12.683cm" svg:y1="18.889cm" svg:x2="12.683cm" svg:y2="16.214cm">
              <text:p/>
            </draw:line>
            <draw:line draw:style-name="gr26" draw:text-style-name="P1" draw:layer="layout" svg:x1="11.605cm" svg:y1="18.892cm" svg:x2="12.673cm" svg:y2="18.892cm">
              <text:p/>
            </draw:line>
            <draw:line draw:style-name="gr7" draw:text-style-name="P1" draw:layer="layout" svg:x1="10.291cm" svg:y1="21.902cm" svg:x2="10.291cm" svg:y2="21.215cm">
              <text:p/>
            </draw:line>
            <draw:frame draw:style-name="gr34" draw:text-style-name="P16" draw:layer="layout" svg:width="1.675cm" svg:height="0.983cm" draw:transform="rotate (-1.57079632679579) translate (10.534cm 22.107cm)">
              <draw:text-box>
                <text:p text:style-name="P5"><text:span text:style-name="T7">VREF_N</text:span></text:p>
              </draw:text-box>
            </draw:frame>
            <draw:g>
              <draw:ellipse draw:style-name="gr35" draw:text-style-name="P1" draw:layer="layout" svg:width="0.122cm" svg:height="0.101cm" svg:x="13.266cm" svg:y="19.281cm">
                <text:p/>
              </draw:ellipse>
              <draw:line draw:style-name="gr12" draw:text-style-name="P1" draw:layer="layout" svg:x1="12.905cm" svg:y1="19.217cm" svg:x2="13.35cm" svg:y2="19.335cm">
                <text:p/>
              </draw:line>
              <draw:ellipse draw:style-name="gr35" draw:text-style-name="P1" draw:layer="layout" svg:width="0.121cm" svg:height="0.101cm" svg:x="12.848cm" svg:y="19.281cm">
                <text:p/>
              </draw:ellipse>
            </draw:g>
            <draw:line draw:style-name="gr12" draw:text-style-name="P1" draw:layer="layout" svg:x1="14.1cm" svg:y1="19.332cm" svg:x2="13.351cm" svg:y2="19.332cm">
              <text:p/>
            </draw:line>
            <draw:g>
              <draw:ellipse draw:style-name="gr35" draw:text-style-name="P1" draw:layer="layout" svg:width="0.121cm" svg:height="0.112cm" svg:x="13.268cm" svg:y="19.741cm">
                <text:p/>
              </draw:ellipse>
              <draw:line draw:style-name="gr12" draw:text-style-name="P1" draw:layer="layout" svg:x1="12.906cm" svg:y1="19.678cm" svg:x2="13.351cm" svg:y2="19.796cm">
                <text:p/>
              </draw:line>
              <draw:ellipse draw:style-name="gr35" draw:text-style-name="P1" draw:layer="layout" svg:width="0.121cm" svg:height="0.112cm" svg:x="12.848cm" svg:y="19.741cm">
                <text:p/>
              </draw:ellipse>
            </draw:g>
            <draw:line draw:style-name="gr8" draw:text-style-name="P1" draw:layer="layout" svg:x1="12.886cm" svg:y1="19.796cm" svg:x2="11.599cm" svg:y2="19.796cm">
              <text:p/>
            </draw:line>
            <draw:line draw:style-name="gr12" draw:text-style-name="P1" draw:layer="layout" svg:x1="14.101cm" svg:y1="19.796cm" svg:x2="13.352cm" svg:y2="19.796cm">
              <text:p/>
            </draw:line>
            <draw:frame draw:style-name="gr36" draw:text-style-name="P4" draw:layer="layout" svg:width="1.865cm" svg:height="0.902cm" draw:transform="rotate (-0.0151843644935348) translate (14.15cm 19.085cm)">
              <draw:text-box>
                <text:p text:style-name="P5"><text:span text:style-name="T2">VIN_N</text:span></text:p>
              </draw:text-box>
            </draw:frame>
            <draw:frame draw:style-name="gr37" draw:text-style-name="P4" draw:layer="layout" svg:width="1.761cm" svg:height="0.96cm" svg:x="14.136cm" svg:y="19.502cm">
              <draw:text-box>
                <text:p text:style-name="P5"><text:span text:style-name="T2">VIN_P</text:span></text:p>
              </draw:text-box>
            </draw:frame>
            <draw:line draw:style-name="gr38" draw:text-style-name="P1" draw:layer="layout" svg:x1="13.105cm" svg:y1="22.042cm" svg:x2="13.105cm" svg:y2="18.518cm">
              <text:p/>
            </draw:line>
            <draw:frame draw:style-name="gr39" draw:text-style-name="P4" draw:layer="layout" svg:width="1.839cm" svg:height="1.063cm" draw:transform="rotate (-1.57079632679579) translate (13.4cm 22.036cm)">
              <draw:text-box>
                <text:p text:style-name="P5"><text:span text:style-name="T2">SAMPLE</text:span></text:p>
                <text:p text:style-name="P5"><text:span text:style-name="T8">(LVDS)</text:span></text:p>
              </draw:text-box>
            </draw:frame>
            <draw:line draw:style-name="gr40" draw:text-style-name="P1" draw:layer="layout" svg:x1="12.214cm" svg:y1="16.504cm" svg:x2="14.086cm" svg:y2="16.504cm">
              <text:p/>
            </draw:line>
            <draw:custom-shape draw:style-name="gr41" draw:text-style-name="P1" draw:layer="layout" svg:width="0.147cm" svg:height="0.179cm" draw:transform="rotate (1.5707963267946) translate (12.023cm 16.5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2" draw:text-style-name="P4" draw:layer="layout" svg:width="2.251cm" svg:height="1.047cm" svg:x="14.19cm" svg:y="16.26cm">
              <draw:text-box>
                <text:p text:style-name="P5"><text:span text:style-name="T2">CLK_CMP</text:span></text:p>
                <text:p text:style-name="P5"><text:span text:style-name="T8">(LVDS)</text:span></text:p>
              </draw:text-box>
            </draw:frame>
            <draw:rect draw:style-name="gr33" draw:text-style-name="P19" draw:layer="layout" svg:width="1.407cm" svg:height="3.116cm" svg:x="7.405cm" svg:y="15.954cm">
              <text:p text:style-name="P17"><text:span text:style-name="T9">SAR</text:span></text:p>
              <text:p text:style-name="P17"><text:span text:style-name="T9">register</text:span></text:p>
            </draw:rect>
            <draw:custom-shape draw:style-name="gr43" draw:text-style-name="P1" draw:layer="layout" svg:width="2.005cm" svg:height="1.287cm" svg:x="7.869cm" svg:y="19.126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44" draw:text-style-name="P4" draw:layer="layout" svg:width="2.421cm" svg:height="1.214cm" svg:x="4.011cm" svg:y="16.404cm">
              <draw:text-box>
                <text:p text:style-name="P5"><text:span text:style-name="T2">CLK_SAR</text:span></text:p>
                <text:p text:style-name="P5"><text:span text:style-name="T8">(LVDS)</text:span></text:p>
              </draw:text-box>
            </draw:frame>
            <draw:line draw:style-name="gr40" draw:text-style-name="P1" draw:layer="layout" svg:x1="7.402cm" svg:y1="16.622cm" svg:x2="6.201cm" svg:y2="16.622cm">
              <text:p/>
            </draw:line>
            <draw:custom-shape draw:style-name="gr45" draw:text-style-name="P1" draw:layer="layout" svg:width="0.332cm" svg:height="0.354cm" svg:x="5.911cm" svg:y="16.44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336cm" svg:height="0.454cm" svg:x="13.931cm" svg:y="16.284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332cm" svg:height="0.354cm" svg:x="5.911cm" svg:y="16.44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253cm" svg:height="0.257cm" svg:x="13.926cm" svg:y="19.19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253cm" svg:height="0.248cm" svg:x="13.926cm" svg:y="19.64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253cm" svg:height="0.258cm" svg:x="12.97cm" svg:y="21.833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253cm" svg:height="0.264cm" svg:x="10.128cm" svg:y="21.844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11.119cm" svg:y1="21.902cm" svg:x2="11.119cm" svg:y2="21.215cm">
              <text:p/>
            </draw:line>
            <draw:frame draw:style-name="gr34" draw:text-style-name="P16" draw:layer="layout" svg:width="1.675cm" svg:height="0.983cm" draw:transform="rotate (-1.57079632679579) translate (11.363cm 22.107cm)">
              <draw:text-box>
                <text:p text:style-name="P5"><text:span text:style-name="T7">VREF_P</text:span></text:p>
              </draw:text-box>
            </draw:frame>
            <draw:custom-shape draw:style-name="gr47" draw:text-style-name="P1" draw:layer="layout" svg:width="0.251cm" svg:height="0.264cm" svg:x="10.961cm" svg:y="21.844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1" draw:layer="layout" svg:x1="12.886cm" svg:y1="19.349cm" svg:x2="11.599cm" svg:y2="19.349cm">
              <text:p/>
            </draw:line>
            <draw:custom-shape draw:style-name="gr48" draw:text-style-name="P1" draw:layer="layout" svg:width="8.115cm" svg:height="6.868cm" svg:x="5.969cm" svg:y="15.124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4" draw:layer="layout" svg:width="2.324cm" svg:height="1.234cm" svg:x="4.388cm" svg:y="17.711cm">
              <draw:text-box>
                <text:p text:style-name="P5"><text:span text:style-name="T2">RSTB</text:span></text:p>
                <text:p text:style-name="P5"><text:span text:style-name="T8">(LVDS)</text:span></text:p>
              </draw:text-box>
            </draw:frame>
            <draw:custom-shape draw:style-name="gr45" draw:text-style-name="P1" draw:layer="layout" svg:width="0.332cm" svg:height="0.354cm" svg:x="5.911cm" svg:y="17.722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332cm" svg:height="0.354cm" svg:x="5.911cm" svg:y="17.722cm">
              <text:p/>
              <draw:enhanced-geometry svg:viewBox="0 0 21600 21600" draw:type="rectangle" draw:enhanced-path="M 0 0 L 21600 0 21600 21600 0 21600 0 0 Z N"/>
            </draw:custom-shape>
            <draw:line draw:style-name="gr40" draw:text-style-name="P1" draw:layer="layout" svg:x1="7.389cm" svg:y1="17.903cm" svg:x2="6.188cm" svg:y2="17.903cm">
              <text:p/>
            </draw:line>
            <draw:line draw:style-name="gr50" draw:text-style-name="P1" draw:layer="layout" svg:x1="9.022cm" svg:y1="16.684cm" svg:x2="9.022cm" svg:y2="15.129cm">
              <text:p/>
            </draw:line>
            <draw:line draw:style-name="gr51" draw:text-style-name="P1" draw:layer="layout" svg:x1="9.391cm" svg:y1="16.297cm" svg:x2="9.391cm" svg:y2="15.187cm">
              <text:p/>
            </draw:line>
            <draw:custom-shape draw:style-name="gr52" draw:text-style-name="P1" draw:layer="layout" svg:width="0.253cm" svg:height="0.265cm" svg:x="9.264cm" svg:y="14.991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" draw:layer="layout" svg:width="0.255cm" svg:height="0.265cm" svg:x="8.879cm" svg:y="14.991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1" draw:layer="layout" svg:width="0.1cm" svg:height="0.08cm" svg:x="8.946cm" svg:y="16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" draw:layer="layout" svg:width="0.098cm" svg:height="0.1cm" svg:x="9.333cm" svg:y="16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6" draw:layer="layout" svg:width="1.673cm" svg:height="0.763cm" draw:transform="rotate (-1.57079632679579) translate (9.29cm 13.655cm)">
              <draw:text-box>
                <text:p text:style-name="P20"><text:span text:style-name="T7">OUT_N</text:span></text:p>
              </draw:text-box>
            </draw:frame>
            <draw:frame draw:style-name="gr54" draw:text-style-name="P16" draw:layer="layout" svg:width="1.655cm" svg:height="0.763cm" draw:transform="rotate (-1.57079632679579) translate (9.724cm 13.692cm)">
              <draw:text-box>
                <text:p text:style-name="P5"><text:span text:style-name="T7">OUT_P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9cm" draw:dots2="1" draw:dots2-length="0.029cm" draw:distance="0.029cm"/>
    <draw:stroke-dash draw:name="Dash_20_20" draw:display-name="Dash 20" draw:style="rect" draw:dots1="1" draw:dots1-length="0.016cm" draw:dots2="1" draw:dots2-length="0.016cm" draw:distance="0.016cm"/>
    <draw:stroke-dash draw:name="Dash_20_21" draw:display-name="Dash 21" draw:style="rect" draw:dots1="1" draw:dots1-length="0.016cm" draw:dots2="1" draw:dots2-length="0.016cm" draw:distance="0.016cm"/>
    <draw:stroke-dash draw:name="Dash_20_22" draw:display-name="Dash 22" draw:style="rect" draw:dots1="1" draw:dots1-length="0.016cm" draw:dots2="1" draw:dots2-length="0.016cm" draw:distance="0.016cm"/>
    <draw:stroke-dash draw:name="Dash_20_3" draw:display-name="Dash 3" draw:style="rect" draw:dots1="1" draw:dots1-length="0.029cm" draw:dots2="1" draw:dots2-length="0.029cm" draw:distance="0.029cm"/>
    <draw:stroke-dash draw:name="Dash_20_4" draw:display-name="Dash 4" draw:style="rect" draw:dots1="1" draw:dots1-length="0.029cm" draw:dots2="1" draw:dots2-length="0.029cm" draw:distance="0.029cm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6T09:37:25.47</meta:creation-date>
    <dc:date>2022-07-06T11:24:54.19</dc:date>
    <meta:editing-duration>PT1H47M25S</meta:editing-duration>
    <meta:editing-cycles>10</meta:editing-cycles>
    <meta:generator>OpenOffice/4.1.11$Win32 OpenOffice.org_project/4111m1$Build-9808</meta:generator>
    <meta:document-statistic meta:object-count="120"/>
  </office:meta>
</office:document-meta>
</file>